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2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2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2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1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5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2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6:01:06.135638077</dc:date>
    <meta:editing-duration>PT1H25M43S</meta:editing-duration>
    <meta:editing-cycles>12</meta:editing-cycles>
    <meta:generator>LibreOffice/6.0.7.3$Linux_X86_64 LibreOffice_project/00m0$Build-3</meta:generator>
    <meta:document-statistic meta:table-count="4" meta:cell-count="4005" meta:object-count="0"/>
  </office:meta>
</office:document-meta>
</file>